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3">
      <style:text-properties fo:language="en" fo:country="US" officeooo:paragraph-rsid="000280d7"/>
    </style:style>
    <style:style style:name="P2" style:family="paragraph" style:parent-style-name="Heading_20_3">
      <style:text-properties officeooo:paragraph-rsid="000280d7"/>
    </style:style>
    <style:style style:name="P3" style:family="paragraph" style:parent-style-name="List_20_Paragraph" style:list-style-name="WWNum2">
      <style:paragraph-properties fo:line-height="150%" fo:text-align="start" style:justify-single-word="false" fo:break-before="page"/>
      <style:text-properties officeooo:paragraph-rsid="000c931a"/>
    </style:style>
    <style:style style:name="P4" style:family="paragraph" style:parent-style-name="List_20_Paragraph" style:list-style-name="WWNum2">
      <style:paragraph-properties fo:line-height="150%" fo:text-align="start" style:justify-single-word="false"/>
      <style:text-properties officeooo:paragraph-rsid="00017cd3"/>
    </style:style>
    <style:style style:name="P5" style:family="paragraph" style:parent-style-name="Standard">
      <style:text-properties officeooo:rsid="00043bfd" officeooo:paragraph-rsid="00043bfd"/>
    </style:style>
    <style:style style:name="P6" style:family="paragraph" style:parent-style-name="Standard">
      <style:text-properties officeooo:rsid="00043bfd" officeooo:paragraph-rsid="000d5e7f"/>
    </style:style>
    <style:style style:name="P7" style:family="paragraph" style:parent-style-name="Standard">
      <style:text-properties officeooo:paragraph-rsid="000b0eb6"/>
    </style:style>
    <style:style style:name="P8" style:family="paragraph" style:parent-style-name="Standard">
      <style:text-properties officeooo:paragraph-rsid="00106fb4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c931a"/>
    </style:style>
    <style:style style:name="T3" style:family="text">
      <style:text-properties officeooo:rsid="000280d7"/>
    </style:style>
    <style:style style:name="T4" style:family="text">
      <style:text-properties officeooo:rsid="00043bfd"/>
    </style:style>
    <style:style style:name="T5" style:family="text">
      <style:text-properties officeooo:rsid="00061ba3"/>
    </style:style>
    <style:style style:name="T6" style:family="text">
      <style:text-properties fo:language="ru" fo:country="RU"/>
    </style:style>
    <style:style style:name="T7" style:family="text">
      <style:text-properties fo:language="ru" fo:country="RU" officeooo:rsid="000b2338"/>
    </style:style>
    <style:style style:name="T8" style:family="text">
      <style:text-properties fo:language="ru" fo:country="RU" officeooo:rsid="000d5e7f"/>
    </style:style>
    <style:style style:name="T9" style:family="text">
      <style:text-properties fo:font-style="italic" fo:font-weight="bold"/>
    </style:style>
    <style:style style:name="T10" style:family="text">
      <style:text-properties officeooo:rsid="000b2338"/>
    </style:style>
    <style:style style:name="T11" style:family="text">
      <style:text-properties officeooo:rsid="000c931a"/>
    </style:style>
    <style:style style:name="T12" style:family="text">
      <style:text-properties officeooo:rsid="00106fb4"/>
    </style:style>
    <style:style style:name="T13" style:family="text">
      <style:text-properties officeooo:rsid="0011740a"/>
    </style:style>
    <style:style style:name="T14" style:family="text">
      <style:text-properties officeooo:rsid="00123bd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В <text:span text:style-name="T14">рамках ВКР был проведён обзор последних исследований в применении машинного обучения в играх, в том числе и игр жанра стратегий реального времени.</text:span></text:p>
      <text:h text:style-name="P2" text:outline-level="3"><text:bookmark-start text:name="_Toc18671118"/>Бот компании OpenAI <text:span text:style-name="T3">для </text:span>игры Dota 2<text:bookmark-end text:name="_Toc18671118"/></text:h>
      <text:p text:style-name="P5"><text:tab/>Компания OpenAI в 2019 году создала бота для игры Dota 2. Представленный бот обучался с нуля на самом себе, без имитационного обучения <text:span text:style-name="T5">и поиска по дереву</text:span>. </text:p>
      <text:p text:style-name="P7"><text:span text:style-name="T4"><text:tab/></text:span><text:span text:style-name="T9">Dota 2</text:span> — компьютерная многопользовательская командная игра в жанре <text:span text:style-name="T10">многопользовательская онлайн арена(</text:span>multiplayer online battle arena, <text:span text:style-name="T10">сокр. MOBA)</text:span>, разработанная Valve Corporation. Игра <text:span text:style-name="T10">представляет из себя</text:span> сражение на карте, <text:span text:style-name="T10">где </text:span>в каждом матче участвуют две команды по пять игроков, управляющих «героями» — персонажами с различными наборами способностей. Для победы в матче команда должна уничтожить особый объект-«крепость», принадлежащий вражеской стороне, и защитить от уничтожения собственную «крепость».<text:span text:style-name="T11">[id_2_1] </text:span></text:p>
      <text:p text:style-name="P6"><text:span text:style-name="T6"><text:tab/>Dota </text:span><text:span text:style-name="T7">2 в режиме </text:span><text:span text:style-name="T6">1 </text:span><text:span text:style-name="T7">на </text:span><text:span text:style-name="T6">1 — </text:span><text:span text:style-name="T7">это </text:span><text:span text:style-name="T6">сложная игра со скрытой информацией. </text:span><text:span text:style-name="T7">В процессе обучения </text:span><text:span text:style-name="T8">бот</text:span><text:span text:style-name="T6"> </text:span><text:span text:style-name="T8">смог</text:span><text:span text:style-name="T6"> научиться планировать, атаковать, </text:span><text:span text:style-name="T7">устраивать засады для</text:span><text:span text:style-name="T6"> своих противников, </text:span><text:span text:style-name="T8">благодаря чему смог обыграть профессиональных игроков.</text:span></text:p>
      <text:p text:style-name="P6"><text:span text:style-name="T6"/></text:p>
      <text:h text:style-name="P2" text:outline-level="3"><text:bookmark-start text:name="_Toc18671119"/>Бот компании OpenAI играющий в сумо и футбол<text:bookmark-end text:name="_Toc18671119"/> </text:h>
      <text:p text:style-name="P8"><text:tab/>Та<text:span text:style-name="T12">кже компания OpenAI разработала бота играющего в сумо и футбол. При разработке бота использовалось трансферное обучение(transfer learning). Суть трансферного обучения заключается в том, что для создания нового слоя нейронов мы берём копию другого слоя, который выполнял похожую задачу, и обучаем его. </text:span></text:p>
      <text:p text:style-name="P8"><text:span text:style-name="T12"><text:tab/>Применение этого метода позволяет быстрее обучать бота выполнению похожих задач. Авторы данного исследования сначала обучили сумо-бота, затем поставили ему вместо <text:s/>реального противника «ветер», который «дул» со случайной стороны. Даже несмотря на то, что с ветром сумо-бот никогда до этого не сталкивался, он хорошо справился со своей новой задачей.</text:span></text:p>
      <text:p text:style-name="P8"><text:tab/><text:span text:style-name="T13">Также исследователями было придумано решение проблемы переобучения. Чтобы бот не переобучился в процессе игры с одним видом противников, ему давали разных противников с различными стратегиями. Каждый из этих ботов противников обучался параллельно. Получившийся бот вырабатывал общие стратегии поведения, не заточенные под конкретного противника.</text:span></text:p>
      <text:h text:style-name="P2" text:outline-level="3"><text:bookmark-start text:name="_Toc18671120"/><text:span text:style-name="T1">Per-Arne Andersen, Morten Goodwin, Ole-Christoffer Granmo «Deep RTS: A Game Environment for Deep Reinforcement Learning in Real-Time Strategy Games»</text:span><text:bookmark-end text:name="_Toc18671120"/><text:span text:style-name="T1"> </text:span></text:h>
      <text:h text:style-name="P1" text:outline-level="3"/>
      <text:h text:style-name="P2" text:outline-level="3"><text:bookmark-start text:name="_Toc18671121"/><text:span text:style-name="T1">Kun Shao, Yuanheng Zhu, Member, IEEE and Dongbin Zhao, Senior Member «StarCraft Micromanagement with Reinforcement Learning and Curriculum Transfer Learning»</text:span><text:bookmark-end text:name="_Toc18671121"/><text:span text:style-name="T1"> </text:span></text:h>
      <text:h text:style-name="P1" text:outline-level="3"/>
      <text:h text:style-name="P2" text:outline-level="3"><text:bookmark-start text:name="_Toc18671122"/><text:span text:style-name="T1">Hendrik Baier, Peter I. Cowling «Evolutionary MCTS for Multi-Action Adversarial Games»</text:span><text:bookmark-end text:name="_Toc18671122"/></text:h>
      <text:h text:style-name="P1" text:outline-level="3"/>
      <text:h text:style-name="P2" text:outline-level="3"><text:bookmark-start text:name="_Toc18671123"/><text:span text:style-name="T1">AlphaStar: Mastering the Real-Time Strategy Game StarCraft II</text:span><text:bookmark-end text:name="_Toc18671123"/></text:h>
      <text:p text:style-name="Standard"/>
      <text:list xml:id="list339573580" text:style-name="WWNum2">
        <text:list-item>
          <text:p text:style-name="P3"><text:span text:style-name="T2">Википедия. Dota 2.</text:span><text:span text:style-name="T1">- Режим доступа:https://ru.wikipedia.org/wiki/Dota_2, свободный</text:span></text:p>
        </text:list-item>
        <text:list-item>
          <text:p text:style-name="P4"><text:span text:style-name="T1">OpenAI</text:span> <text:span text:style-name="T1">and</text:span> <text:span text:style-name="T1">Dota</text:span> 2 [Электронный ресурс] - Режим доступа: <text:a xlink:type="simple" xlink:href="https://openai.com/blog/dota-2/" text:style-name="ListLabel_20_62" text:visited-style-name="ListLabel_20_62"><text:span text:style-name="Internet_20_link"><text:span text:style-name="T1">https</text:span></text:span></text:a><text:a xlink:type="simple" xlink:href="https://openai.com/blog/dota-2/" text:style-name="ListLabel_20_62" text:visited-style-name="ListLabel_20_62"><text:span text:style-name="Internet_20_link">://</text:span></text:a><text:a xlink:type="simple" xlink:href="https://openai.com/blog/dota-2/" text:style-name="ListLabel_20_62" text:visited-style-name="ListLabel_20_62"><text:span text:style-name="Internet_20_link"><text:span text:style-name="T1">openai</text:span></text:span></text:a><text:a xlink:type="simple" xlink:href="https://openai.com/blog/dota-2/" text:style-name="ListLabel_20_62" text:visited-style-name="ListLabel_20_62"><text:span text:style-name="Internet_20_link">.</text:span></text:a><text:a xlink:type="simple" xlink:href="https://openai.com/blog/dota-2/" text:style-name="ListLabel_20_62" text:visited-style-name="ListLabel_20_62"><text:span text:style-name="Internet_20_link"><text:span text:style-name="T1">com</text:span></text:span></text:a><text:a xlink:type="simple" xlink:href="https://openai.com/blog/dota-2/" text:style-name="ListLabel_20_62" text:visited-style-name="ListLabel_20_62"><text:span text:style-name="Internet_20_link">/</text:span></text:a><text:a xlink:type="simple" xlink:href="https://openai.com/blog/dota-2/" text:style-name="ListLabel_20_62" text:visited-style-name="ListLabel_20_62"><text:span text:style-name="Internet_20_link"><text:span text:style-name="T1">blog</text:span></text:span></text:a><text:a xlink:type="simple" xlink:href="https://openai.com/blog/dota-2/" text:style-name="ListLabel_20_62" text:visited-style-name="ListLabel_20_62"><text:span text:style-name="Internet_20_link">/</text:span></text:a><text:a xlink:type="simple" xlink:href="https://openai.com/blog/dota-2/" text:style-name="ListLabel_20_62" text:visited-style-name="ListLabel_20_62"><text:span text:style-name="Internet_20_link"><text:span text:style-name="T1">dota</text:span></text:span></text:a><text:a xlink:type="simple" xlink:href="https://openai.com/blog/dota-2/" text:style-name="ListLabel_20_62" text:visited-style-name="ListLabel_20_62"><text:span text:style-name="Internet_20_link">-2/</text:span></text:a> , свободный</text:p>
        </text:list-item>
        <text:list-item>
          <text:p text:style-name="P4"><text:span text:style-name="T1">Competitive</text:span> <text:span text:style-name="T1">Self</text:span>-<text:span text:style-name="T1">Play</text:span> [Электронный ресурс] - Режим доступа: <text:s/><text:a xlink:type="simple" xlink:href="https://openai.com/blog/competitive-self-play/" text:style-name="ListLabel_20_62" text:visited-style-name="ListLabel_20_62"><text:span text:style-name="Internet_20_link"><text:span text:style-name="T1">https</text:span></text:span></text:a><text:a xlink:type="simple" xlink:href="https://openai.com/blog/competitive-self-play/" text:style-name="ListLabel_20_62" text:visited-style-name="ListLabel_20_62"><text:span text:style-name="Internet_20_link">://</text:span></text:a><text:a xlink:type="simple" xlink:href="https://openai.com/blog/competitive-self-play/" text:style-name="ListLabel_20_62" text:visited-style-name="ListLabel_20_62"><text:span text:style-name="Internet_20_link"><text:span text:style-name="T1">openai</text:span></text:span></text:a><text:a xlink:type="simple" xlink:href="https://openai.com/blog/competitive-self-play/" text:style-name="ListLabel_20_62" text:visited-style-name="ListLabel_20_62"><text:span text:style-name="Internet_20_link">.</text:span></text:a><text:a xlink:type="simple" xlink:href="https://openai.com/blog/competitive-self-play/" text:style-name="ListLabel_20_62" text:visited-style-name="ListLabel_20_62"><text:span text:style-name="Internet_20_link"><text:span text:style-name="T1">com</text:span></text:span></text:a><text:a xlink:type="simple" xlink:href="https://openai.com/blog/competitive-self-play/" text:style-name="ListLabel_20_62" text:visited-style-name="ListLabel_20_62"><text:span text:style-name="Internet_20_link">/</text:span></text:a><text:a xlink:type="simple" xlink:href="https://openai.com/blog/competitive-self-play/" text:style-name="ListLabel_20_62" text:visited-style-name="ListLabel_20_62"><text:span text:style-name="Internet_20_link"><text:span text:style-name="T1">blog</text:span></text:span></text:a><text:a xlink:type="simple" xlink:href="https://openai.com/blog/competitive-self-play/" text:style-name="ListLabel_20_62" text:visited-style-name="ListLabel_20_62"><text:span text:style-name="Internet_20_link">/</text:span></text:a><text:a xlink:type="simple" xlink:href="https://openai.com/blog/competitive-self-play/" text:style-name="ListLabel_20_62" text:visited-style-name="ListLabel_20_62"><text:span text:style-name="Internet_20_link"><text:span text:style-name="T1">competitive</text:span></text:span></text:a><text:a xlink:type="simple" xlink:href="https://openai.com/blog/competitive-self-play/" text:style-name="ListLabel_20_62" text:visited-style-name="ListLabel_20_62"><text:span text:style-name="Internet_20_link">-</text:span></text:a><text:a xlink:type="simple" xlink:href="https://openai.com/blog/competitive-self-play/" text:style-name="ListLabel_20_62" text:visited-style-name="ListLabel_20_62"><text:span text:style-name="Internet_20_link"><text:span text:style-name="T1">self</text:span></text:span></text:a><text:a xlink:type="simple" xlink:href="https://openai.com/blog/competitive-self-play/" text:style-name="ListLabel_20_62" text:visited-style-name="ListLabel_20_62"><text:span text:style-name="Internet_20_link">-</text:span></text:a><text:a xlink:type="simple" xlink:href="https://openai.com/blog/competitive-self-play/" text:style-name="ListLabel_20_62" text:visited-style-name="ListLabel_20_62"><text:span text:style-name="Internet_20_link"><text:span text:style-name="T1">play</text:span></text:span></text:a><text:a xlink:type="simple" xlink:href="https://openai.com/blog/competitive-self-play/" text:style-name="ListLabel_20_62" text:visited-style-name="ListLabel_20_62"><text:span text:style-name="Internet_20_link">/</text:span></text:a> , свободный</text:p>
        </text:list-item>
        <text:list-item>
          <text:p text:style-name="P4"><text:span text:style-name="T1">Per-Arne Andersen, Morten Goodwin, Ole-Christoffer Granmo «Deep RTS: A Game Environment for Deep Reinforcement Learning in Real-Time Strategy Games» [Электронный ресурс] - Режим доступа: </text:span><text:a xlink:type="simple" xlink:href="https://arxiv.org/abs/1808.05032" text:style-name="ListLabel_20_61" text:visited-style-name="ListLabel_20_61"><text:span text:style-name="Internet_20_link"><text:span text:style-name="T1">https://arxiv.org/abs/1808.05032</text:span></text:span></text:a><text:span text:style-name="T1">, свободный</text:span></text:p>
        </text:list-item>
        <text:list-item>
          <text:p text:style-name="P4"><text:span text:style-name="T1">Kun Shao, Yuanheng Zhu, Member, IEEE and Dongbin Zhao, Senior Member «StarCraft Micromanagement with Reinforcement Learning and Curriculum Transfer Learning» [Электронный ресурс] - Режим доступа: https://arxiv.org/pdf/1804.00810.pdf, свободный</text:span></text:p>
        </text:list-item>
        <text:list-item>
          <text:p text:style-name="P4"><text:span text:style-name="T1">Hendrik Baier, Peter I. Cowling «Evolutionary MCTS for Multi-Action Adversarial Games» [Электронный ресурс] - Режим доступа: https://www.google.com/url?sa=t&amp;rct=j&amp;q=&amp;esrc=s&amp;source=web&amp;cd=1&amp;ved=2ahUKEwjqpb-r-qbgAhWI8ywKHdj5B5YQFjAAegQICRAC&amp;url=https%3A%2F%2Fhendrikbaier.jimdo.com%2Fapp%2Fdownload%2F13604570727%2Fevolutionary%2520mcts%2520for%2520multi-action%2520adversarial%2520games.pdf%3Ft%3D1532703212&amp;usg=AOvVaw3M9xX0AbJl4h5uYAy8GBBh, свободный</text:span></text:p>
        </text:list-item>
        <text:list-item>
          <text:p text:style-name="P4"><text:span text:style-name="T1">AlphaStar: Mastering the Real-Time Strategy Game StarCraft II [Электронный ресурс] - Режим доступа: https://deepmind.com/blog/alphastar-mastering-real-time-strategy-game-starcraft-ii/ , свободный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62" style:display-name="ListLabel 62" style:family="text"/>
    <style:style style:name="ListLabel_20_61" style:display-name="ListLabel 61" style:family="text">
      <style:text-properties fo:language="en" fo:country="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7T13:35:17.000632992</meta:creation-date>
    <dc:date>2019-09-07T16:56:11.656297495</dc:date>
    <meta:editing-duration>PT2H16M28S</meta:editing-duration>
    <meta:editing-cycles>11</meta:editing-cycles>
    <meta:generator>LibreOffice/6.0.7.3$Linux_X86_64 LibreOffice_project/00m0$Build-3</meta:generator>
    <meta:document-statistic meta:table-count="0" meta:image-count="0" meta:object-count="0" meta:page-count="2" meta:paragraph-count="20" meta:word-count="469" meta:character-count="4013" meta:non-whitespace-character-count="3554"/>
  </office:meta>
</office:document-meta>
</file>